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6cc8e" officeooo:paragraph-rsid="002ed01b"/>
    </style:style>
    <style:style style:name="P2" style:family="paragraph" style:parent-style-name="Heading_20_3">
      <style:text-properties officeooo:paragraph-rsid="002ed01b"/>
    </style:style>
    <style:style style:name="P3" style:family="paragraph" style:parent-style-name="Heading_20_2">
      <style:text-properties officeooo:paragraph-rsid="002ed01b"/>
    </style:style>
    <style:style style:name="P4" style:family="paragraph" style:parent-style-name="Text_20_body">
      <style:text-properties officeooo:rsid="000f59fb" officeooo:paragraph-rsid="002f2b70"/>
    </style:style>
    <style:style style:name="P5" style:family="paragraph" style:parent-style-name="Text_20_body">
      <style:text-properties officeooo:rsid="000f59fb" officeooo:paragraph-rsid="0031247d"/>
    </style:style>
    <style:style style:name="P6" style:family="paragraph" style:parent-style-name="Text_20_body">
      <style:text-properties officeooo:paragraph-rsid="002f2b70"/>
    </style:style>
    <style:style style:name="P7" style:family="paragraph" style:parent-style-name="Heading_20_1" style:master-page-name="Right_20_Page">
      <style:paragraph-properties style:page-number="auto"/>
      <style:text-properties officeooo:rsid="000f59fb" officeooo:paragraph-rsid="002f2b70"/>
    </style:style>
    <style:style style:name="P8" style:family="paragraph" style:parent-style-name="Heading_20_2">
      <style:text-properties officeooo:paragraph-rsid="002f2b70"/>
    </style:style>
    <style:style style:name="P9" style:family="paragraph" style:parent-style-name="Heading_20_3">
      <style:text-properties officeooo:paragraph-rsid="002f2b70"/>
    </style:style>
    <style:style style:name="T1" style:family="text">
      <style:text-properties officeooo:rsid="002ed01b"/>
    </style:style>
    <style:style style:name="T2" style:family="text">
      <style:text-properties officeooo:rsid="000f59fb"/>
    </style:style>
    <style:style style:name="T3" style:family="text">
      <style:text-properties officeooo:rsid="00309b85"/>
    </style:style>
    <style:style style:name="T4" style:family="text">
      <style:text-properties officeooo:rsid="003047fa"/>
    </style:style>
    <style:style style:name="T5" style:family="text">
      <style:text-properties officeooo:rsid="002ec0b2"/>
    </style:style>
    <style:style style:name="T6" style:family="text">
      <style:text-properties officeooo:rsid="003124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Five Days in May</text:h>
      <text:p text:style-name="P8">(<text:span text:style-name="T2">Blue Rodeo</text:span>)</text:p>
      <text:p text:style-name="P9">[INTRO]</text:p>
      <text:p text:style-name="P4">Em <text:s/>D <text:s/>Am <text:s/>C</text:p>
      <text:p text:style-name="P9">[VERSE 1]</text:p>
      <text:p text:style-name="P6">Em</text:p>
      <text:p text:style-name="P4">They met in a hurricane</text:p>
      <text:p text:style-name="P4">D</text:p>
      <text:p text:style-name="P4">Standing in the shelter out of the rain</text:p>
      <text:p text:style-name="P4">Am <text:s text:c="24"/>C</text:p>
      <text:p text:style-name="P4">She tucked a note into his hand</text:p>
      <text:p text:style-name="P4">Em</text:p>
      <text:p text:style-name="P4">Later on they took his car</text:p>
      <text:p text:style-name="P4">D</text:p>
      <text:p text:style-name="P4">Drove on down where the beaches are</text:p>
      <text:p text:style-name="P4">Am <text:s text:c="22"/>C</text:p>
      <text:p text:style-name="P4">He wrote her name in the sand</text:p>
      <text:p text:style-name="P4">G <text:s text:c="9"/>F <text:s text:c="12"/>C <text:s text:c="3"/>D</text:p>
      <text:p text:style-name="P4">Never even let go of her hand</text:p>
      <text:p text:style-name="P9">[VERSE 2]</text:p>
      <text:p text:style-name="P4">Em</text:p>
      <text:p text:style-name="P4">Somehow they stayed that way</text:p>
      <text:p text:style-name="P4">D</text:p>
      <text:p text:style-name="P4">For those 5 days in May</text:p>
      <text:p text:style-name="P4">Am <text:s text:c="28"/>C</text:p>
      <text:p text:style-name="P4">Made all the stars around them shine</text:p>
      <text:p text:style-name="P4">Em</text:p>
      <text:p text:style-name="P4">Funny how you can look in vain</text:p>
      <text:p text:style-name="P4">D</text:p>
      <text:p text:style-name="P4">Living on nerves and such sweet pain</text:p>
      <text:p text:style-name="P4">Am <text:s text:c="25"/>C</text:p>
      <text:p text:style-name="P4">The loneliness that cuts so fine</text:p>
      <text:p text:style-name="P4">G <text:s text:c="22"/>F <text:s text:c="14"/>C <text:s text:c="4"/>D</text:p>
      <text:p text:style-name="P4">To find the face you've seen a thousand times</text:p>
      <text:p text:style-name="P4"/>
      <text:p text:style-name="P9"><text:soft-page-break/>[CHORUS]</text:p>
      <text:p text:style-name="P4">C</text:p>
      <text:p text:style-name="P4">Sometimes the world begins</text:p>
      <text:p text:style-name="P4">C</text:p>
      <text:p text:style-name="P4">To set you up on your feet again</text:p>
      <text:p text:style-name="P4"><text:span text:style-name="T6">B</text:span>m <text:s text:c="26"/>D</text:p>
      <text:p text:style-name="P4">It wipes the tears from your eyes</text:p>
      <text:p text:style-name="P4">C</text:p>
      <text:p text:style-name="P4">How will you ever know</text:p>
      <text:p text:style-name="P4">C</text:p>
      <text:p text:style-name="P4">The way that circumstances go</text:p>
      <text:p text:style-name="P4"><text:span text:style-name="T6">B</text:span>m <text:s text:c="27"/>D</text:p>
      <text:p text:style-name="P4">Always going to hit you by surprise</text:p>
      <text:p text:style-name="P5"><text:s text:c="2"/>Am <text:s text:c="11"/>G</text:p>
      <text:p text:style-name="P5">I know my past, <text:span text:style-name="T6">y</text:span>ou were there</text:p>
      <text:p text:style-name="P5"><text:s text:c="3"/>C <text:s text:c="14"/>Em<text:span text:style-name="T6">7</text:span> <text:s text:c="14"/><text:span text:style-name="T6">Em</text:span></text:p>
      <text:p text:style-name="P5">In everything I've done, You are the one</text:p>
      <text:p text:style-name="P9">[<text:span text:style-name="T2">VERSE 3</text:span>]</text:p>
      <text:p text:style-name="P4">Em</text:p>
      <text:p text:style-name="P4">Looking back it's hard to tell</text:p>
      <text:p text:style-name="P4">D</text:p>
      <text:p text:style-name="P4">Why they stood while others fell</text:p>
      <text:p text:style-name="P4">Am <text:s text:c="24"/>C</text:p>
      <text:p text:style-name="P4">Spend your life working it out</text:p>
      <text:p text:style-name="P4">Em</text:p>
      <text:p text:style-name="P4">All I know is one cloudy day</text:p>
      <text:p text:style-name="P4">D</text:p>
      <text:p text:style-name="P4">They both just ran away</text:p>
      <text:p text:style-name="P4">Am <text:s text:c="28"/>C</text:p>
      <text:p text:style-name="P4">Rain on the windshield heading South</text:p>
      <text:p text:style-name="P4">G <text:s text:c="12"/>F <text:s text:c="15"/>C <text:s text:c="4"/>D</text:p>
      <text:p text:style-name="P4">She loved the lines around his mouth</text:p>
      <text:p text:style-name="P4"/>
      <text:p text:style-name="P4"/>
      <text:p text:style-name="P4"/>
      <text:p text:style-name="P4"/>
      <text:p text:style-name="P4"/>
      <text:p text:style-name="P9"><text:soft-page-break/>[CHORUS]</text:p>
      <text:p text:style-name="P5">C</text:p>
      <text:p text:style-name="P5">Sometimes the world begins</text:p>
      <text:p text:style-name="P5">C</text:p>
      <text:p text:style-name="P5">To set you up on your feet again</text:p>
      <text:p text:style-name="P5"><text:span text:style-name="T6">B</text:span>m <text:s text:c="26"/>D</text:p>
      <text:p text:style-name="P5">It wipes the tears from your eyes</text:p>
      <text:p text:style-name="P5">C</text:p>
      <text:p text:style-name="P5">How will you ever know</text:p>
      <text:p text:style-name="P5">C</text:p>
      <text:p text:style-name="P5">The way that circumstances go</text:p>
      <text:p text:style-name="P5"><text:span text:style-name="T6">B</text:span>m <text:s text:c="27"/>D</text:p>
      <text:p text:style-name="P5">Always going to hit you by surprise</text:p>
      <text:p text:style-name="P5"><text:s text:c="2"/>Am <text:s text:c="11"/>G</text:p>
      <text:p text:style-name="P5">I know my past, <text:span text:style-name="T6">y</text:span>ou were there</text:p>
      <text:p text:style-name="P5"><text:s text:c="3"/>C <text:s text:c="14"/>Em<text:span text:style-name="T6">7</text:span> <text:s text:c="14"/><text:span text:style-name="T6">Em</text:span></text:p>
      <text:p text:style-name="P5">In everything I've done, You are the 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2M10S</meta:editing-duration>
    <meta:editing-cycles>34</meta:editing-cycles>
    <meta:generator>LibreOffice/5.3.6.1$MacOSX_X86_64 LibreOffice_project/686f202eff87ef707079aeb7f485847613344eb7</meta:generator>
    <dc:title>Lyrics + Chords</dc:title>
    <dc:date>2017-10-17T11:00:53.566265000</dc:date>
    <meta:print-date>2017-04-03T12:23:29.985893000</meta:print-date>
    <meta:document-statistic meta:table-count="0" meta:image-count="0" meta:object-count="0" meta:page-count="3" meta:paragraph-count="83" meta:word-count="320" meta:character-count="1792" meta:non-whitespace-character-count="111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